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9479in"/>
    </style:style>
    <style:style style:name="Table1.B" style:family="table-column">
      <style:table-column-properties style:column-width="3.0104in"/>
    </style:style>
    <style:style style:name="Table1.C" style:family="table-column">
      <style:table-column-properties style:column-width="1.9688in"/>
    </style:style>
    <style:style style:name="Table1.A1" style:family="table-cell">
      <style:table-cell-properties fo:padding="0.0382in" fo:border="1.05pt solid #000000"/>
    </style:style>
    <style:style style:name="Table1.B1" style:family="table-cell">
      <style:table-cell-properties fo:padding="0.0382in" fo:border="none"/>
    </style:style>
    <style:style style:name="P1" style:family="paragraph" style:parent-style-name="No_20_Spacing">
      <style:paragraph-properties fo:line-height="100%" fo:text-align="center" style:justify-single-word="false"/>
      <style:text-properties fo:color="#000000" fo:font-size="13pt" style:font-size-asian="13pt" style:font-size-complex="13pt"/>
    </style:style>
    <style:style style:name="P2" style:family="paragraph" style:parent-style-name="No_20_Spacing">
      <style:paragraph-properties fo:line-height="100%" fo:text-align="start" style:justify-single-word="false"/>
      <style:text-properties fo:color="#000000" fo:font-size="13pt" style:font-size-asian="13pt" style:font-size-complex="13pt"/>
    </style:style>
    <style:style style:name="P3" style:family="paragraph" style:parent-style-name="Normal">
      <style:text-properties fo:font-size="13pt" style:font-size-asian="13pt" style:font-size-complex="13pt"/>
    </style:style>
    <style:style style:name="P4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5" style:family="paragraph" style:parent-style-name="Frame_20_contents">
      <style:paragraph-properties fo:line-height="100%" fo:text-align="center" style:justify-single-word="false"/>
      <style:text-properties fo:color="#000000" fo:font-size="13pt" style:font-size-asian="13pt" style:font-size-complex="13pt"/>
    </style:style>
    <style:style style:name="P6" style:family="paragraph" style:parent-style-name="Frame_20_contents">
      <style:text-properties fo:font-size="13pt" style:font-size-asian="13pt" style:font-size-complex="13pt"/>
    </style:style>
    <style:style style:name="P7" style:family="paragraph" style:parent-style-name="Frame_20_contents">
      <style:paragraph-properties fo:line-height="100%" fo:text-align="center" style:justify-single-word="false"/>
      <style:text-properties fo:font-size="13pt" style:font-size-asian="13pt" style:font-size-complex="13pt"/>
    </style:style>
    <style:style style:name="P8" style:family="paragraph" style:parent-style-name="Frame_20_contents">
      <style:text-properties fo:font-size="14pt" style:font-size-asian="14pt" style:font-size-complex="14pt"/>
    </style:style>
    <style:style style:name="P9" style:family="paragraph" style:parent-style-name="Frame_20_contents">
      <style:text-properties fo:color="#ff0000" fo:font-size="14pt" style:font-size-asian="14pt" style:font-size-complex="14pt"/>
    </style:style>
    <style:style style:name="P10" style:family="paragraph" style:parent-style-name="Frame_20_contents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color="#ff0000"/>
    </style:style>
    <style:style style:name="T2" style:family="text">
      <style:text-properties fo:color="#ff0000"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!-- BEGIN report_row --]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/>
          </table:table-cell>
          <table:table-cell table:style-name="Table1.B1" office:value-type="string">
            <text:p text:style-name="P5">MINISTRY OF EDUCATION</text:p>
            <text:p text:style-name="P5">AND SPORTS</text:p>
            <text:p text:style-name="P5">UGANDA NURSES</text:p>
            <text:p text:style-name="P5">AND MIDWIVES</text:p>
            <text:p text:style-name="P5">EXAMINATIONS</text:p>
            <text:p text:style-name="P5">BOARD</text:p>
          </table:table-cell>
          <table:table-cell table:style-name="Table1.A1" office:value-type="string">
            <text:p text:style-name="P4"/>
          </table:table-cell>
        </table:table-row>
      </table:table>
      <text:p text:style-name="P1"/>
      <text:p text:style-name="P7">EXAMINATION CARD</text:p>
      <text:p text:style-name="P8">Name: <text:s/><text:span text:style-name="T3">{{{primary_form+surname}}}, {{{primary_form+firstname}}} <text:s text:c="48"/></text:span></text:p>
      <text:p text:style-name="P8">Sex <text:s text:c="2"/>: <text:s/><text:span text:style-name="T3"><text:s/>{{{demographic+gender}}} <text:s text:c="81"/></text:span></text:p>
      <text:p text:style-name="P8">Institution: <text:span text:style-name="T3">{{{trainingprovider+name}}} <text:s text:c="71"/></text:span></text:p>
      <text:p text:style-name="P8">Programme : <text:span text:style-name="T3"><text:s/>{{{training+name}}} <text:s text:c="66"/></text:span></text:p>
      <text:p text:style-name="P8">Examination Number : <text:span text:style-name="T3"><text:s text:c="103"/></text:span></text:p>
      <text:p text:style-name="P8">NSIN : <text:span text:style-name="T3">{{{nsin_no+id_num}}} <text:s text:c="88"/></text:span></text:p>
      <text:p text:style-name="P9">The state final examinations for </text:p>
      <text:p text:style-name="P8"><text:span text:style-name="T2"><text:s text:c="58"/></text:span><text:span text:style-name="T1">Will be held at </text:span><text:span text:style-name="T2"><text:s text:c="57"/></text:span></text:p>
      <text:p text:style-name="P9">Examinations as follows:</text:p>
      <text:p text:style-name="P8"><text:span text:style-name="T1">Theory Paper I: <text:s text:c="2"/>Date </text:span><text:span text:style-name="T2"><text:s text:c="44"/></text:span><text:span text:style-name="T1">Time </text:span><text:span text:style-name="T2"><text:s text:c="37"/></text:span><text:span text:style-name="T1">a.m/p.m</text:span></text:p>
      <text:p text:style-name="P8"><text:span text:style-name="T1">Theory Paper II: <text:s/>Date </text:span><text:span text:style-name="T2"><text:s text:c="43"/></text:span><text:span text:style-name="T1"><text:s/>Time </text:span><text:span text:style-name="T2"><text:s text:c="37"/></text:span><text:span text:style-name="T1">a.m/p.m</text:span></text:p>
      <text:p text:style-name="P8"><text:span text:style-name="T1">Practical/Orals Centre :</text:span><text:span text:style-name="T2"> <text:s text:c="103"/></text:span></text:p>
      <text:p text:style-name="P8"><text:span text:style-name="T1">Date: </text:span><text:span text:style-name="T2"><text:s text:c="72"/></text:span><text:span text:style-name="T1">Time </text:span><text:span text:style-name="T2"><text:s text:c="37"/></text:span><text:span text:style-name="T1">a.m/p.m</text:span></text:p>
      <text:p text:style-name="P8"><text:span text:style-name="T1">Research Paper IV: </text:span><text:span text:style-name="T2"><text:s text:c="110"/></text:span></text:p>
      <text:p text:style-name="P8">N.B <text:s/>The perforated corner with your number must be worn during the practical examinations</text:p>
      <text:p text:style-name="P6"/>
      <text:p text:style-name="P6"><text:tab/><text:tab/><text:tab/><text:tab/><text:tab/><text:tab/> <text:s text:c="7"/>Signed ……………………………………</text:p>
      <text:p text:style-name="P6"><text:tab/><text:tab/><text:tab/><text:tab/><text:tab/><text:tab/> <text:s text:c="7"/>DEPUTY EXECUTIVE SECRETARY</text:p>
      <text:p text:style-name="P3">[!-- END report_row --]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No_20_Spacing" style:display-name="No Spacing" style:family="paragraph">
      <style:paragraph-properties fo:margin-top="0in" fo:margin-bottom="0in" fo:line-height="100%" fo:hyphenation-ladder-count="no-limit"/>
      <style:text-properties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bert </meta:initial-creator>
    <meta:creation-date>2013-04-05T13:17:36</meta:creation-date>
    <dc:date>2013-04-08T14:41:31</dc:date>
    <dc:creator>nobert </dc:creator>
    <meta:editing-duration>PT3M1S</meta:editing-duration>
    <meta:editing-cycles>9</meta:editing-cycles>
    <meta:generator>LibreOffice/3.5$Linux_x86 LibreOffice_project/350m1$Build-2</meta:generator>
    <meta:printed-by>nobert </meta:printed-by>
    <meta:print-date>2013-04-05T14:44:37</meta:print-date>
    <meta:document-statistic meta:table-count="1" meta:image-count="0" meta:object-count="0" meta:page-count="1" meta:paragraph-count="26" meta:word-count="92" meta:character-count="1789" meta:non-whitespace-character-count="617"/>
  </office:meta>
</office:document-meta>
</file>